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3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/>
    <style:style style:name="ce14" style:family="table-cell" style:parent-style-name="Default" style:data-style-name="N4"/>
  </office:automatic-styles>
  <office:body>
    <office:spreadsheet>
      <table:table table:name="Power Requireme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row table:style-name="ro1">
          <table:table-cell/>
          <table:table-cell table:style-name="ce2" office:value-type="string" calcext:value-type="string" table:number-columns-spanned="12" table:number-rows-spanned="1">
            <text:p>Power Requirements</text:p>
          </table:table-cell>
          <table:covered-table-cell table:number-columns-repeated="3" table:style-name="ce2"/>
          <table:covered-table-cell table:number-columns-repeated="6"/>
          <table:covered-table-cell table:number-columns-repeated="2" table:style-name="Default"/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Rail Name</text:p>
          </table:table-cell>
          <table:table-cell table:style-name="ce4" office:value-type="string" calcext:value-type="string">
            <text:p>Rail (V)</text:p>
          </table:table-cell>
          <table:table-cell table:style-name="ce4" office:value-type="string" calcext:value-type="string">
            <text:p>Generated From Rail (V)</text:p>
          </table:table-cell>
          <table:table-cell table:style-name="ce4" office:value-type="string" calcext:value-type="string">
            <text:p>Generation Efficiency (%)</text:p>
          </table:table-cell>
          <table:table-cell table:style-name="ce4" office:value-type="string" calcext:value-type="string">
            <text:p>Child Rail Generation Current (mA)</text:p>
          </table:table-cell>
          <table:table-cell table:style-name="ce4" office:value-type="string" calcext:value-type="string">
            <text:p>SEN55 Current (mA)</text:p>
          </table:table-cell>
          <table:table-cell table:style-name="ce4" office:value-type="string" calcext:value-type="string">
            <text:p>LPS22 Barometer Current (mA)</text:p>
          </table:table-cell>
          <table:table-cell table:style-name="ce4" office:value-type="string" calcext:value-type="string">
            <text:p>006-0-0008 CO2 Sensor Current (mA)</text:p>
          </table:table-cell>
          <table:table-cell table:style-name="ce4" office:value-type="string" calcext:value-type="string">
            <text:p>LIS3DH Accelerometer Current (mA)</text:p>
          </table:table-cell>
          <table:table-cell table:style-name="ce4" office:value-type="string" calcext:value-type="string">
            <text:p>nRF52840 BLE Current (mA)</text:p>
          </table:table-cell>
          <table:table-cell table:style-name="ce4" office:value-type="string" calcext:value-type="string">
            <text:p>RGB LEDs (mA)</text:p>
          </table:table-cell>
          <table:table-cell table:style-name="ce4" office:value-type="string" calcext:value-type="string">
            <text:p>Rail Current (mA)</text:p>
          </table:table-cell>
          <table:table-cell table:style-name="ce4" office:value-type="string" calcext:value-type="string">
            <text:p>Rail Power (W)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4.2" calcext:value-type="float">
            <text:p>4.2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3" table:formula="of:=(2 - [.D5]/100)*[.M5] / [.B4] * 1000" office:value-type="float" office:value="615.859773117924" calcext:value-type="float">
            <text:p>6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F4]+[.G4]+[.I4]*2+[.E4]+[.K4]+[.J4]+[.H4]" office:value-type="float" office:value="615.859773117924" calcext:value-type="float">
            <text:p>616</text:p>
          </table:table-cell>
          <table:table-cell table:formula="of:=[.B4]*[.L4]*10^-3" office:value-type="float" office:value="2.58661104709528" calcext:value-type="float">
            <text:p>2.59</text:p>
          </table:table-cell>
        </table:table-row>
        <table:table-row table:style-name="ro1">
          <table:table-cell office:value-type="string" calcext:value-type="string">
            <text:p>VSYS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99" calcext:value-type="float">
            <text:p>99</text:p>
          </table:table-cell>
          <table:table-cell table:style-name="ce13" table:formula="of:=((2 - [.D6]/100)*[.M6] + (2 - [.D7]/100)*[.M7]  / [.B5] * 1000)" office:value-type="float" office:value="104.7621516019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F5]+[.G5]+[.I5]*2+[.E5]+[.K5]+[.J5]+[.H5]" office:value-type="float" office:value="609.762151601905" calcext:value-type="float">
            <text:p>610</text:p>
          </table:table-cell>
          <table:table-cell table:formula="of:=[.B5]*[.L5]*10^-3" office:value-type="float" office:value="2.561001036728" calcext:value-type="float">
            <text:p>2.56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3"/>
          <table:table-cell office:value-type="float" office:value="0.012" calcext:value-type="float">
            <text:p>0.01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+[.G6]+[.I6]*2+[.E6]+[.K6]+[.J6]+[.H6]" office:value-type="float" office:value="0.068" calcext:value-type="float">
            <text:p>0</text:p>
          </table:table-cell>
          <table:table-cell table:formula="of:=[.B6]*[.L6]*10^-3" office:value-type="float" office:value="0.0002244" calcext:value-type="float">
            <text:p>0.00</text:p>
          </table:table-cell>
        </table:table-row>
        <table:table-row table:style-name="ro1">
          <table:table-cell office:value-type="string" calcext:value-type="string">
            <text:p>+5V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F7]+[.G7]+[.I7]*2+[.E7]+[.K7]+[.J7]+[.H7]" office:value-type="float" office:value="80" calcext:value-type="float">
            <text:p>80</text:p>
          </table:table-cell>
          <table:table-cell table:formula="of:=[.B7]*[.L7]*10^-3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VBUS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F8]+[.G8]+[.I8]*2+[.E8]+[.K8]+[.J8]+[.H8]" office:value-type="float" office:value="0" calcext:value-type="float">
            <text:p>0</text:p>
          </table:table-cell>
          <table:table-cell table:formula="of:=[.B8]*[.L8]*10^-3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29:36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3T19:04:54.243000000</dc:date>
    <meta:editing-duration>PT3H15M11S</meta:editing-duration>
    <meta:editing-cycles>27</meta:editing-cycles>
    <meta:generator>LibreOffice/24.8.0.3$Windows_X86_64 LibreOffice_project/0bdf1299c94fe897b119f97f3c613e9dca6be583</meta:generator>
    <meta:document-statistic meta:table-count="1" meta:cell-count="67" meta:object-count="0"/>
  </office:meta>
</office:document-meta>
</file>